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5000001E252D55CB4306E89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009bc1" officeooo:paragraph-rsid="00009bc1"/>
    </style:style>
    <style:style style:name="P2" style:family="paragraph" style:parent-style-name="Footer">
      <style:text-properties style:font-name="Verdana" fo:font-size="11pt" officeooo:rsid="00009bc1" officeooo:paragraph-rsid="00009bc1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0.744cm" draw:z-index="0"><draw:image xlink:href="Pictures/1000020100000315000001E252D55CB4306E89FF.png" xlink:type="simple" xlink:show="embed" xlink:actuate="onLoad" loext:mime-type="image/png"/></draw:frame></text:p>
      <text:p text:style-name="P1">La multa la he incluído dentro de la clase so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11pt" officeooo:rsid="00009bc1" officeooo:paragraph-rsid="00009bc1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ro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2-01-12T10:08:36.691000000</dc:date>
    <meta:editing-duration>PT55S</meta:editing-duration>
    <meta:editing-cycles>1</meta:editing-cycles>
    <meta:document-statistic meta:table-count="0" meta:image-count="1" meta:object-count="0" meta:page-count="1" meta:paragraph-count="2" meta:word-count="14" meta:character-count="72" meta:non-whitespace-character-count="60"/>
  </office:meta>
</office:document-meta>
</file>